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paragraph-rsid="01004dd4" style:font-size-asian="14pt" style:font-size-complex="14pt"/>
    </style:style>
    <style:style style:name="P6" style:family="paragraph" style:parent-style-name="Standard">
      <style:text-properties fo:font-size="14pt" officeooo:paragraph-rsid="0101db1c" style:font-size-asian="14pt" style:font-size-complex="14pt"/>
    </style:style>
    <style:style style:name="P7" style:family="paragraph" style:parent-style-name="Standard">
      <style:text-properties fo:font-size="14pt" officeooo:paragraph-rsid="01024198" style:font-size-asian="14pt" style:font-size-complex="14pt"/>
    </style:style>
    <style:style style:name="P8" style:family="paragraph" style:parent-style-name="Standard">
      <style:text-properties fo:font-size="14pt" officeooo:rsid="0106f38f" officeooo:paragraph-rsid="0106f38f" style:font-size-asian="14pt" style:font-size-complex="14pt"/>
    </style:style>
    <style:style style:name="P9" style:family="paragraph" style:parent-style-name="Standard">
      <style:text-properties fo:font-size="14pt" officeooo:rsid="0106f38f" officeooo:paragraph-rsid="010acf3d" style:font-size-asian="14pt" style:font-size-complex="14pt"/>
    </style:style>
    <style:style style:name="P10" style:family="paragraph" style:parent-style-name="Standard">
      <style:text-properties fo:font-size="14pt" officeooo:paragraph-rsid="0109c9e3" style:font-size-asian="14pt" style:font-size-complex="14pt"/>
    </style:style>
    <style:style style:name="P11" style:family="paragraph" style:parent-style-name="Standard">
      <style:text-properties fo:font-size="14pt" officeooo:paragraph-rsid="010c4d34" style:font-size-asian="14pt" style:font-size-complex="14pt"/>
    </style:style>
    <style:style style:name="P12" style:family="paragraph" style:parent-style-name="Standard">
      <style:text-properties fo:font-size="14pt" officeooo:paragraph-rsid="0114feb9" style:font-size-asian="14pt" style:font-size-complex="14pt"/>
    </style:style>
    <style:style style:name="P13" style:family="paragraph" style:parent-style-name="Standard">
      <style:text-properties fo:font-size="14pt" officeooo:paragraph-rsid="011a0082" style:font-size-asian="14pt" style:font-size-complex="14pt"/>
    </style:style>
    <style:style style:name="P14" style:family="paragraph" style:parent-style-name="Standard">
      <style:text-properties fo:font-size="14pt" fo:font-style="italic" style:font-size-asian="14pt" style:font-style-asian="italic" style:font-size-complex="14pt" style:font-style-complex="italic"/>
    </style:style>
    <style:style style:name="P15" style:family="paragraph" style:parent-style-name="Standard">
      <style:text-properties fo:font-size="14pt" fo:font-style="italic" style:text-underline-style="solid" style:text-underline-width="auto" style:text-underline-color="font-color" fo:font-weight="bold" officeooo:rsid="010af625" officeooo:paragraph-rsid="010af625" style:font-size-asian="14pt" style:font-style-asian="italic" style:font-weight-asian="bold" style:font-size-complex="14pt" style:font-style-complex="italic" style:font-weight-complex="bold"/>
    </style:style>
    <style:style style:name="P16" style:family="paragraph" style:parent-style-name="Standard">
      <style:text-properties fo:font-size="14pt" fo:font-style="italic" style:text-underline-style="solid" style:text-underline-width="auto" style:text-underline-color="font-color" fo:font-weight="bold" officeooo:rsid="011a0082" officeooo:paragraph-rsid="011a0082" style:font-size-asian="14pt" style:font-style-asian="italic" style:font-weight-asian="bold" style:font-size-complex="14pt" style:font-style-complex="italic" style:font-weight-complex="bold"/>
    </style:style>
    <style:style style:name="P17" style:family="paragraph" style:parent-style-name="Standard">
      <style:text-properties fo:font-size="14pt" fo:font-weight="normal" officeooo:rsid="01004dd4" officeooo:paragraph-rsid="01004dd4" style:font-size-asian="14pt" style:font-weight-asian="normal" style:font-size-complex="14pt" style:font-weight-complex="normal"/>
    </style:style>
    <style:style style:name="P18" style:family="paragraph" style:parent-style-name="Standard">
      <style:text-properties fo:font-size="14pt" fo:font-weight="normal" officeooo:rsid="01004dd4" officeooo:paragraph-rsid="010c4d34" style:font-size-asian="14pt" style:font-weight-asian="normal" style:font-size-complex="14pt" style:font-weight-complex="normal"/>
    </style:style>
    <style:style style:name="P19" style:family="paragraph" style:parent-style-name="Standard">
      <style:text-properties fo:font-size="14pt" fo:font-weight="normal" officeooo:rsid="01004dd4" officeooo:paragraph-rsid="0118acc1" style:font-size-asian="14pt" style:font-weight-asian="normal" style:font-size-complex="14pt" style:font-weight-complex="normal"/>
    </style:style>
    <style:style style:name="P20" style:family="paragraph" style:parent-style-name="Standard">
      <style:text-properties fo:font-size="14pt" fo:font-weight="normal" officeooo:rsid="0101db1c" officeooo:paragraph-rsid="0101db1c" style:font-size-asian="14pt" style:font-weight-asian="normal" style:font-size-complex="14pt" style:font-weight-complex="normal"/>
    </style:style>
    <style:style style:name="P21" style:family="paragraph" style:parent-style-name="Standard">
      <style:text-properties fo:font-size="14pt" fo:font-weight="normal" officeooo:rsid="010387e7" officeooo:paragraph-rsid="01024198" style:font-size-asian="14pt" style:font-weight-asian="normal" style:font-size-complex="14pt" style:font-weight-complex="normal"/>
    </style:style>
    <style:style style:name="P22" style:family="paragraph" style:parent-style-name="Standard">
      <style:text-properties fo:font-size="14pt" fo:font-weight="normal" officeooo:rsid="010387e7" officeooo:paragraph-rsid="010387e7" style:font-size-asian="14pt" style:font-weight-asian="normal" style:font-size-complex="14pt" style:font-weight-complex="normal"/>
    </style:style>
    <style:style style:name="P23" style:family="paragraph" style:parent-style-name="Standard">
      <style:text-properties fo:font-size="14pt" fo:font-weight="normal" officeooo:rsid="0103c612" officeooo:paragraph-rsid="0103c612" style:font-size-asian="14pt" style:font-weight-asian="normal" style:font-size-complex="14pt" style:font-weight-complex="normal"/>
    </style:style>
    <style:style style:name="P24" style:family="paragraph" style:parent-style-name="Standard">
      <style:text-properties fo:font-size="14pt" fo:font-weight="normal" officeooo:rsid="01045a05" officeooo:paragraph-rsid="01045a05" style:font-size-asian="14pt" style:font-weight-asian="normal" style:font-size-complex="14pt" style:font-weight-complex="normal"/>
    </style:style>
    <style:style style:name="P25" style:family="paragraph" style:parent-style-name="Standard">
      <style:text-properties fo:font-size="14pt" fo:font-weight="normal" officeooo:rsid="0109c9e3" officeooo:paragraph-rsid="0109c9e3" style:font-size-asian="14pt" style:font-weight-asian="normal" style:font-size-complex="14pt" style:font-weight-complex="normal"/>
    </style:style>
    <style:style style:name="P26" style:family="paragraph" style:parent-style-name="Standard">
      <style:text-properties fo:font-size="14pt" fo:font-weight="normal" officeooo:rsid="010acf3d" officeooo:paragraph-rsid="010acf3d" style:font-size-asian="14pt" style:font-weight-asian="normal" style:font-size-complex="14pt" style:font-weight-complex="normal"/>
    </style:style>
    <style:style style:name="P27" style:family="paragraph" style:parent-style-name="Standard">
      <style:text-properties fo:font-size="14pt" fo:font-weight="normal" officeooo:rsid="0106799b" officeooo:paragraph-rsid="0106799b" style:font-size-asian="14pt" style:font-weight-asian="normal" style:font-size-complex="14pt" style:font-weight-complex="normal"/>
    </style:style>
    <style:style style:name="P28" style:family="paragraph" style:parent-style-name="Standard">
      <style:text-properties fo:font-size="14pt" fo:font-weight="normal" officeooo:rsid="010af625" officeooo:paragraph-rsid="010af625" style:font-size-asian="14pt" style:font-weight-asian="normal" style:font-size-complex="14pt" style:font-weight-complex="normal"/>
    </style:style>
    <style:style style:name="P29" style:family="paragraph" style:parent-style-name="Standard">
      <style:text-properties fo:font-size="14pt" fo:font-weight="normal" officeooo:rsid="010c4d34" officeooo:paragraph-rsid="010c4d34" style:font-size-asian="14pt" style:font-weight-asian="normal" style:font-size-complex="14pt" style:font-weight-complex="normal"/>
    </style:style>
    <style:style style:name="P30" style:family="paragraph" style:parent-style-name="Standard">
      <style:text-properties fo:font-size="14pt" fo:font-weight="normal" officeooo:rsid="010c4d34" officeooo:paragraph-rsid="011a0082" style:font-size-asian="14pt" style:font-weight-asian="normal" style:font-size-complex="14pt" style:font-weight-complex="normal"/>
    </style:style>
    <style:style style:name="P31" style:family="paragraph" style:parent-style-name="Standard">
      <style:text-properties fo:font-size="14pt" fo:font-weight="normal" officeooo:rsid="010dd5d0" officeooo:paragraph-rsid="010dd5d0" style:font-size-asian="14pt" style:font-weight-asian="normal" style:font-size-complex="14pt" style:font-weight-complex="normal"/>
    </style:style>
    <style:style style:name="P32" style:family="paragraph" style:parent-style-name="Standard">
      <style:text-properties fo:font-size="14pt" fo:font-weight="normal" officeooo:rsid="010fa6d8" officeooo:paragraph-rsid="010fa6d8" style:font-size-asian="14pt" style:font-weight-asian="normal" style:font-size-complex="14pt" style:font-weight-complex="normal"/>
    </style:style>
    <style:style style:name="P33" style:family="paragraph" style:parent-style-name="Standard">
      <style:text-properties fo:font-size="14pt" fo:font-weight="normal" officeooo:rsid="01117108" officeooo:paragraph-rsid="01117108" style:font-size-asian="14pt" style:font-weight-asian="normal" style:font-size-complex="14pt" style:font-weight-complex="normal"/>
    </style:style>
    <style:style style:name="P34" style:family="paragraph" style:parent-style-name="Standard">
      <style:text-properties fo:font-size="14pt" fo:font-weight="normal" officeooo:rsid="01136241" officeooo:paragraph-rsid="01136241" style:font-size-asian="14pt" style:font-weight-asian="normal" style:font-size-complex="14pt" style:font-weight-complex="normal"/>
    </style:style>
    <style:style style:name="P35" style:family="paragraph" style:parent-style-name="Standard">
      <style:text-properties fo:font-size="14pt" fo:font-weight="normal" officeooo:rsid="01136241" officeooo:paragraph-rsid="011a0082" style:font-size-asian="14pt" style:font-weight-asian="normal" style:font-size-complex="14pt" style:font-weight-complex="normal"/>
    </style:style>
    <style:style style:name="P36" style:family="paragraph" style:parent-style-name="Standard">
      <style:text-properties fo:font-size="14pt" fo:font-weight="normal" officeooo:rsid="0114feb9" officeooo:paragraph-rsid="0114feb9" style:font-size-asian="14pt" style:font-weight-asian="normal" style:font-size-complex="14pt" style:font-weight-complex="normal"/>
    </style:style>
    <style:style style:name="P37" style:family="paragraph" style:parent-style-name="Standard">
      <style:text-properties fo:font-size="14pt" fo:font-weight="normal" officeooo:rsid="0114feb9" officeooo:paragraph-rsid="01173cff" style:font-size-asian="14pt" style:font-weight-asian="normal" style:font-size-complex="14pt" style:font-weight-complex="normal"/>
    </style:style>
    <style:style style:name="P38" style:family="paragraph" style:parent-style-name="Standard">
      <style:text-properties fo:font-size="14pt" fo:font-weight="normal" officeooo:rsid="01156ffc" officeooo:paragraph-rsid="01156ffc" style:font-size-asian="14pt" style:font-weight-asian="normal" style:font-size-complex="14pt" style:font-weight-complex="normal"/>
    </style:style>
    <style:style style:name="P39" style:family="paragraph" style:parent-style-name="Standard">
      <style:text-properties fo:font-size="14pt" fo:font-weight="normal" officeooo:rsid="01173cff" officeooo:paragraph-rsid="01173cff" style:font-size-asian="14pt" style:font-weight-asian="normal" style:font-size-complex="14pt" style:font-weight-complex="normal"/>
    </style:style>
    <style:style style:name="P40" style:family="paragraph" style:parent-style-name="Standard">
      <style:text-properties fo:font-size="14pt" fo:font-weight="normal" officeooo:rsid="01173cff" officeooo:paragraph-rsid="0114feb9" style:font-size-asian="14pt" style:font-weight-asian="normal" style:font-size-complex="14pt" style:font-weight-complex="normal"/>
    </style:style>
    <style:style style:name="P41" style:family="paragraph" style:parent-style-name="Standard">
      <style:text-properties fo:font-size="14pt" fo:font-weight="normal" officeooo:rsid="01173cff" officeooo:paragraph-rsid="0118acc1" style:font-size-asian="14pt" style:font-weight-asian="normal" style:font-size-complex="14pt" style:font-weight-complex="normal"/>
    </style:style>
    <style:style style:name="P42" style:family="paragraph" style:parent-style-name="Standard">
      <style:text-properties fo:font-size="14pt" fo:font-weight="normal" officeooo:rsid="0118acc1" officeooo:paragraph-rsid="0118acc1" style:font-size-asian="14pt" style:font-weight-asian="normal" style:font-size-complex="14pt" style:font-weight-complex="normal"/>
    </style:style>
    <style:style style:name="P43" style:family="paragraph" style:parent-style-name="Standard">
      <style:text-properties fo:font-size="14pt" fo:font-weight="normal" officeooo:rsid="011a0082" officeooo:paragraph-rsid="011a0082" style:font-size-asian="14pt" style:font-weight-asian="normal" style:font-size-complex="14pt" style:font-weight-complex="normal"/>
    </style:style>
    <style:style style:name="P44" style:family="paragraph" style:parent-style-name="Standard">
      <style:text-properties fo:font-size="14pt" fo:font-style="normal" style:text-underline-style="none" fo:font-weight="normal" officeooo:rsid="0106f38f" officeooo:paragraph-rsid="0106799b" style:font-size-asian="14pt" style:font-style-asian="normal" style:font-weight-asian="normal" style:font-size-complex="14pt" style:font-style-complex="normal" style:font-weight-complex="normal"/>
    </style:style>
    <style:style style:name="P45" style:family="paragraph" style:parent-style-name="Standard">
      <style:text-properties fo:font-size="14pt" fo:font-style="normal" style:text-underline-style="none" fo:font-weight="normal" officeooo:rsid="010af625" officeooo:paragraph-rsid="010af625" style:font-size-asian="14pt" style:font-style-asian="normal" style:font-weight-asian="normal" style:font-size-complex="14pt" style:font-style-complex="normal" style:font-weight-complex="normal"/>
    </style:style>
    <style:style style:name="P46" style:family="paragraph" style:parent-style-name="Standard">
      <style:text-properties fo:font-size="14pt" fo:font-style="normal" style:text-underline-style="none" fo:font-weight="normal" officeooo:rsid="010c4d34" officeooo:paragraph-rsid="010c4d34" style:font-size-asian="14pt" style:font-style-asian="normal" style:font-weight-asian="normal" style:font-size-complex="14pt" style:font-style-complex="normal" style:font-weight-complex="normal"/>
    </style:style>
    <style:style style:name="P47" style:family="paragraph" style:parent-style-name="Standard">
      <style:text-properties fo:font-size="14pt" fo:font-style="normal" style:text-underline-style="none" fo:font-weight="normal" officeooo:rsid="0118acc1" officeooo:paragraph-rsid="0118acc1" style:font-size-asian="14pt" style:font-style-asian="normal" style:font-weight-asian="normal" style:font-size-complex="14pt" style:font-style-complex="normal" style:font-weight-complex="normal"/>
    </style:style>
    <style:style style:name="P48" style:family="paragraph" style:parent-style-name="Standard">
      <style:text-properties fo:font-size="14pt" fo:font-weight="bold" officeooo:rsid="01173cff" officeooo:paragraph-rsid="01173cff" style:font-size-asian="14pt" style:font-weight-asian="bold" style:font-size-complex="14pt" style:font-weight-complex="bold"/>
    </style:style>
    <style:style style:name="P49" style:family="paragraph" style:parent-style-name="Standard">
      <style:text-properties fo:font-size="14pt" fo:font-weight="bold" officeooo:rsid="01156ffc" officeooo:paragraph-rsid="01156ffc" style:font-size-asian="14pt" style:font-weight-asian="bold" style:font-size-complex="14pt" style:font-weight-complex="bold"/>
    </style:style>
    <style:style style:name="P50" style:family="paragraph" style:parent-style-name="Standard">
      <style:text-properties fo:font-size="14pt" fo:font-weight="bold" officeooo:rsid="01136241" officeooo:paragraph-rsid="0118acc1" style:font-size-asian="14pt" style:font-weight-asian="bold" style:font-size-complex="14pt" style:font-weight-complex="bold"/>
    </style:style>
    <style:style style:name="P51" style:family="paragraph" style:parent-style-name="Standard">
      <style:text-properties fo:font-size="14pt" fo:font-weight="bold" officeooo:rsid="0118acc1" officeooo:paragraph-rsid="0118acc1" style:font-size-asian="14pt" style:font-weight-asian="bold" style:font-size-complex="14pt" style:font-weight-complex="bold"/>
    </style:style>
    <style:style style:name="P5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3" style:family="paragraph" style:parent-style-name="Standard">
      <style:paragraph-properties fo:text-align="center" style:justify-single-word="false"/>
      <style:text-properties fo:font-size="20pt" fo:font-weight="bold" officeooo:paragraph-rsid="01004dd4" style:font-size-asian="20pt" style:font-weight-asian="bold" style:font-size-complex="20pt" style:font-weight-complex="bold"/>
    </style:style>
    <style:style style:name="P54" style:family="paragraph" style:parent-style-name="Standard">
      <style:paragraph-properties fo:text-align="center" style:justify-single-word="false"/>
      <style:text-properties fo:font-size="20pt" fo:font-weight="bold" officeooo:paragraph-rsid="0101db1c" style:font-size-asian="20pt" style:font-weight-asian="bold" style:font-size-complex="20pt" style:font-weight-complex="bold"/>
    </style:style>
    <style:style style:name="P55" style:family="paragraph" style:parent-style-name="Standard">
      <style:paragraph-properties fo:text-align="center" style:justify-single-word="false"/>
      <style:text-properties fo:font-size="20pt" fo:font-weight="bold" officeooo:paragraph-rsid="01024198" style:font-size-asian="20pt" style:font-weight-asian="bold" style:font-size-complex="20pt" style:font-weight-complex="bold"/>
    </style:style>
    <style:style style:name="P56" style:family="paragraph" style:parent-style-name="Standard">
      <style:paragraph-properties fo:text-align="center" style:justify-single-word="false"/>
      <style:text-properties fo:font-size="20pt" fo:font-weight="bold" officeooo:paragraph-rsid="0109c9e3" style:font-size-asian="20pt" style:font-weight-asian="bold" style:font-size-complex="20pt" style:font-weight-complex="bold"/>
    </style:style>
    <style:style style:name="P57" style:family="paragraph" style:parent-style-name="Standard">
      <style:paragraph-properties fo:text-align="center" style:justify-single-word="false"/>
      <style:text-properties fo:font-size="20pt" fo:font-weight="bold" officeooo:paragraph-rsid="010c4d34" style:font-size-asian="20pt" style:font-weight-asian="bold" style:font-size-complex="20pt" style:font-weight-complex="bold"/>
    </style:style>
    <style:style style:name="P58" style:family="paragraph" style:parent-style-name="Standard">
      <style:paragraph-properties fo:text-align="center" style:justify-single-word="false"/>
      <style:text-properties fo:font-size="20pt" fo:font-weight="bold" officeooo:paragraph-rsid="0114feb9" style:font-size-asian="20pt" style:font-weight-asian="bold" style:font-size-complex="20pt" style:font-weight-complex="bold"/>
    </style:style>
    <style:style style:name="P59" style:family="paragraph" style:parent-style-name="Standard">
      <style:paragraph-properties fo:text-align="center" style:justify-single-word="false"/>
      <style:text-properties fo:font-size="20pt" fo:font-weight="bold" officeooo:paragraph-rsid="011a0082" style:font-size-asian="20pt" style:font-weight-asian="bold" style:font-size-complex="20pt" style:font-weight-complex="bold"/>
    </style:style>
    <style:style style:name="P60" style:family="paragraph" style:parent-style-name="Standard">
      <style:text-properties style:text-position="0% 100%" fo:font-size="14pt" fo:font-weight="normal" officeooo:rsid="01045a05" officeooo:paragraph-rsid="01045a05" style:font-size-asian="14pt" style:font-weight-asian="normal" style:font-size-complex="14pt" style:font-weight-complex="normal"/>
    </style:style>
    <style:style style:name="P61" style:family="paragraph" style:parent-style-name="Standard">
      <style:text-properties fo:font-size="14pt" fo:font-weight="normal" officeooo:rsid="0108a18e" officeooo:paragraph-rsid="010acf3d" style:font-size-asian="14pt" style:font-weight-asian="normal" style:font-size-complex="14pt" style:font-weight-complex="normal"/>
    </style:style>
    <style:style style:name="T1" style:family="text">
      <style:text-properties officeooo:rsid="00d89bbb"/>
    </style:style>
    <style:style style:name="T2" style:family="text">
      <style:text-properties officeooo:rsid="00fa3b35"/>
    </style:style>
    <style:style style:name="T3" style:family="text">
      <style:text-properties officeooo:rsid="00fe5ba7"/>
    </style:style>
    <style:style style:name="T4" style:family="text">
      <style:text-properties officeooo:rsid="010014e3"/>
    </style:style>
    <style:style style:name="T5" style:family="text">
      <style:text-properties officeooo:rsid="0101db1c"/>
    </style:style>
    <style:style style:name="T6" style:family="text">
      <style:text-properties officeooo:rsid="01024198"/>
    </style:style>
    <style:style style:name="T7" style:family="text">
      <style:text-properties officeooo:rsid="01045a05"/>
    </style:style>
    <style:style style:name="T8" style:family="text">
      <style:text-properties style:text-position="super 58%" officeooo:rsid="0105f58d"/>
    </style:style>
    <style:style style:name="T9" style:family="text">
      <style:text-properties style:text-position="0% 100%"/>
    </style:style>
    <style:style style:name="T10" style:family="text">
      <style:text-properties style:text-position="0% 100%" officeooo:rsid="0105f58d"/>
    </style:style>
    <style:style style:name="T11" style:family="text">
      <style:text-properties fo:font-weight="bold" style:font-weight-asian="bold" style:font-weight-complex="bold"/>
    </style:style>
    <style:style style:name="T12" style:family="text">
      <style:text-properties fo:font-weight="bold" officeooo:rsid="010acf3d" style:font-weight-asian="bold" style:font-weight-complex="bold"/>
    </style:style>
    <style:style style:name="T13" style:family="text">
      <style:text-properties fo:font-weight="bold" officeooo:rsid="011aa769" style:font-weight-asian="bold" style:font-weight-complex="bold"/>
    </style:style>
    <style:style style:name="T14" style:family="text">
      <style:text-properties fo:font-weight="bold" officeooo:rsid="011c41f9" style:font-weight-asian="bold" style:font-weight-complex="bold"/>
    </style:style>
    <style:style style:name="T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fo:font-style="italic" style:text-underline-style="solid" style:text-underline-width="auto" style:text-underline-color="font-color" fo:font-weight="bold" officeooo:rsid="0106f38f" style:font-style-asian="italic" style:font-weight-asian="bold" style:font-style-complex="italic" style:font-weight-complex="bold"/>
    </style:style>
    <style:style style:name="T17" style:family="text">
      <style:text-properties fo:font-style="italic" style:text-underline-style="solid" style:text-underline-width="auto" style:text-underline-color="font-color" fo:font-weight="bold" officeooo:rsid="0118acc1" style:font-style-asian="italic" style:font-weight-asian="bold" style:font-style-complex="italic" style:font-weight-complex="bold"/>
    </style:style>
    <style:style style:name="T18" style:family="text">
      <style:text-properties fo:font-style="italic" style:text-underline-style="none" fo:font-weight="bold" style:font-style-asian="italic" style:font-weight-asian="bold" style:font-style-complex="italic" style:font-weight-complex="bold"/>
    </style:style>
    <style:style style:name="T19" style:family="text">
      <style:text-properties fo:font-style="italic" style:text-underline-style="none" fo:font-weight="bold" officeooo:rsid="0106f38f" style:font-style-asian="italic" style:font-weight-asian="bold" style:font-style-complex="italic" style:font-weight-complex="bold"/>
    </style:style>
    <style:style style:name="T20" style:family="text">
      <style:text-properties fo:font-style="italic" style:text-underline-style="none" fo:font-weight="bold" officeooo:rsid="0118acc1" style:font-style-asian="italic" style:font-weight-asian="bold" style:font-style-complex="italic" style:font-weight-complex="bold"/>
    </style:style>
    <style:style style:name="T21" style:family="text">
      <style:text-properties fo:font-style="normal" style:text-underline-style="none" style:font-style-asian="normal" style:font-style-complex="normal"/>
    </style:style>
    <style:style style:name="T22" style:family="text">
      <style:text-properties fo:font-style="normal" style:text-underline-style="none" officeooo:rsid="0106f38f" style:font-style-asian="normal" style:font-style-complex="normal"/>
    </style:style>
    <style:style style:name="T23" style:family="text">
      <style:text-properties fo:font-style="normal" style:text-underline-style="none" officeooo:rsid="0118acc1" style:font-style-asian="normal" style:font-style-complex="normal"/>
    </style:style>
    <style:style style:name="T24" style:family="text">
      <style:text-properties fo:font-style="normal" style:text-underline-style="none" officeooo:rsid="011c41f9" style:font-style-asian="normal" style:font-style-complex="normal"/>
    </style:style>
    <style:style style:name="T25" style:family="text">
      <style:text-properties officeooo:rsid="0106f38f"/>
    </style:style>
    <style:style style:name="T26" style:family="text">
      <style:text-properties officeooo:rsid="0109c9e3"/>
    </style:style>
    <style:style style:name="T27" style:family="text">
      <style:text-properties fo:font-weight="normal" style:font-weight-asian="normal" style:font-weight-complex="normal"/>
    </style:style>
    <style:style style:name="T28" style:family="text">
      <style:text-properties fo:font-weight="normal" officeooo:rsid="010acf3d" style:font-weight-asian="normal" style:font-weight-complex="normal"/>
    </style:style>
    <style:style style:name="T29" style:family="text">
      <style:text-properties officeooo:rsid="010af625"/>
    </style:style>
    <style:style style:name="T30" style:family="text">
      <style:text-properties style:text-underline-style="none"/>
    </style:style>
    <style:style style:name="T31" style:family="text">
      <style:text-properties officeooo:rsid="010c4d34"/>
    </style:style>
    <style:style style:name="T32" style:family="text">
      <style:text-properties officeooo:rsid="01117108"/>
    </style:style>
    <style:style style:name="T33" style:family="text">
      <style:text-properties officeooo:rsid="01120aa6"/>
    </style:style>
    <style:style style:name="T34" style:family="text">
      <style:text-properties officeooo:rsid="01136241"/>
    </style:style>
    <style:style style:name="T35" style:family="text">
      <style:text-properties officeooo:rsid="0114feb9"/>
    </style:style>
    <style:style style:name="T36" style:family="text">
      <style:text-properties officeooo:rsid="01156ffc"/>
    </style:style>
    <style:style style:name="T37" style:family="text">
      <style:text-properties officeooo:rsid="0118acc1"/>
    </style:style>
    <style:style style:name="T38" style:family="text">
      <style:text-properties officeooo:rsid="011a00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4">HPMI for mod 2</text:span>.</text:p>
      <text:p text:style-name="P1">Richard Parker <text:span text:style-name="T6">1.4</text:span>.201<text:span text:style-name="T2">8</text:span></text:p>
      <text:p text:style-name="P14"/>
      <text:p text:style-name="P52">Section 1 – Introduction<text:span text:style-name="T1">.</text:span></text:p>
      <text:p text:style-name="P4"/>
      <text:p text:style-name="P17">It is now clear that the "accumulator grease" methods can make a substantial improvement to the performance mod 2, and this document is aimed at sorting out the details. <text:s/>The basic idea is that two cauldrons of vectors, which I will call <text:span text:style-name="T29">Cc</text:span>and A, are held at all times, and the order in which the rows of C are processed is adjusted so that, to some extent, similar vectors are added into adjacent rows, so that holding a single "intermediate value" in the Accumulator A is of very considerable significance.</text:p>
      <text:p text:style-name="P17"/>
      <text:p text:style-name="P27">This new version will use the same format for Bfmt and Cfmt, so that DtoB, CZer and CtoD will be unchanged. <text:s/><text:span text:style-name="T15">TBD</text:span><text:span text:style-name="T18"> need to decide whether the BSeed routine just copies into the first 32 slots, or whether it distributes 10+10+1+11 or something.</text:span><text:span text:style-name="T19"> <text:s/></text:span><text:span text:style-name="T16">TBD</text:span><text:span text:style-name="T19"> need to decide where the zero vector goes. <text:s/>Slot zero looks good, in which case BSeed copies into 1-32!</text:span><text:span text:style-name="T21"> <text:s/>In any case a new value 7 of SeedMagic will be needed, ultimately presumably making value 2 obsolete, assuming that this new system is better than the old in all cases. <text:s/>GreaseMagic 4 will be an entirely new value to use a new assembler routine to populate the BWA. <text:s/>BwaMagic 5 will be the new value to use the new BwaMad routine, and AfmtMagic 4 a new value to </text:span><text:span text:style-name="T22">perform perhaps the hardest part of this project - conversion of matrix A into Afmt.</text:span></text:p>
      <text:p text:style-name="P44"/>
      <text:p text:style-name="P28"><text:span text:style-name="T22">T</text:span><text:span text:style-name="T21">he first job (DONE for AVX2) is to design and write the main BwaMad routine for processing the Afmt, and using a populated BWA to add in the necessary rows to do the multiply-and-add operation. <text:s/>After this, both Afmt and the populated brick are sorted out in complete detail. <text:s/>This is described in section 2 below.</text:span></text:p>
      <text:p text:style-name="P45"/>
      <text:p text:style-name="P28"><text:span text:style-name="T21">The other bit of assembler code (DONE for AVX2</text:span><text:span text:style-name="T24"> and SSE</text:span><text:span text:style-name="T21">) needed is the BGrease routine, which takes a seeded brick and computes all the other linear combinations necessary. <text:s/>After this, the exact nature of the</text:span><text:span text:style-name="T24"> pc(x)gyp</text:span><text:span text:style-name="T21"> steering file is laid out. <text:s/>This is described in section 3 below.</text:span></text:p>
      <text:p text:style-name="P45"/>
      <text:p text:style-name="P45">The job of generating the steering file for BGrease needs to be done, at least for the Gray code parts, on the fly in the DtoA routine. <text:s/>A "fast" way of doing that, forming a suitable compromise between the time taken to execute and the time taken to generate the Afmt must be found, and this is described in section 4.</text:p>
      <text:p text:style-name="P45"/>
      <text:p text:style-name="P29"><text:span text:style-name="T21">The majority of the work done during BGrease is actually making the 51-code, and a 1-off run </text:span><text:soft-page-break/><text:span text:style-name="T21">to find a good way of doing that will be needed. <text:s/>Initially this may be done by hand, but as this only needs to be done once, it may be appropriate to optimize this fully. <text:s/>Section 5 discusses these issues.</text:span></text:p>
      <text:p text:style-name="P46"/>
      <text:p text:style-name="P46">The overall processing of the data by DtoA forms the subject of section 6. <text:s/>The first step is to sort the data into lists according to the top 11 bits. <text:s/>Then the list of differences in consecutive 11-bit values is made, and these are assigned slots in the BWA. <text:s/>This list must then be converted into a BGrease steering file, as described in section 4, along with the constant data from section 5. <text:s/>Finally the actual Afmt must be generated.</text:p>
      <text:p text:style-name="P17"/>
      <text:p text:style-name="P55">Section <text:span text:style-name="T6">2</text:span> – <text:span text:style-name="T6">The main BwaMad phase.</text:span></text:p>
      <text:p text:style-name="P7"/>
      <text:p text:style-name="P8">BwaMagic==5 will call a new assembler routine pcgy</text:p>
      <text:p text:style-name="P8"/>
      <text:p text:style-name="P8"><text:span text:style-name="T11">void pc</text:span><text:span text:style-name="T13">(x)</text:span><text:span text:style-name="T11">gy(uint8_t *a, uint8_t *bv, uint8_t *c) </text:span>to multiply matrix a (in Afmt) by the greased brick in bv and add into the Cfmt matrix c using the GreY code system of this document.</text:p>
      <text:p text:style-name="P8"/>
      <text:p text:style-name="P23">The Afmt will be 6 bytes long, consisting of c(11) b0(8) b1(8) b2(7) b3(7) b4(7). <text:s/>The operation performed will be</text:p>
      <text:p text:style-name="P23"/>
      <text:p text:style-name="P23">A = A + B[b0] + B[b2]</text:p>
      <text:p text:style-name="P23">C[c] = C[c] + A + B[b1] + B[b3] + B[b4].</text:p>
      <text:p text:style-name="P23"/>
      <text:p text:style-name="P23">The initial implementation will be for AVX-2, where C[c] is loaded into ymm0-ymm3, A resides in ymm4-ymm7 (with ymm8-15 unused). <text:s/>Decode of the Afmt needs to shift things into the position of b3 (which therefore needs no shift, saving one mu-op).</text:p>
      <text:p text:style-name="P23"/>
      <text:p text:style-name="P23">Later, a second implementation with C[c] in xmm0-xmm7 and A in xmm8-xmm15 will allow the system to be used on older chips.</text:p>
      <text:p text:style-name="P23"/>
      <text:p text:style-name="P23">The third implementation will use AVX-512, using zmm0-zmm1 for C[c] and zmm2-zmm3 for A. <text:s/>Some of the other registers are used to load the halves of B[b0] and B[b3], with the three ternary operations all using one from memory, being B[b2], B[b1] and B[b4].</text:p>
      <text:p text:style-name="P21"/>
      <text:p text:style-name="P22">The Brick Work area is intended live almost exclusively in L1 cache, and so the<text:span text:style-name="T25"> indexes of the</text:span> majority of vectors added are of 7 bits in length.</text:p>
      <text:p text:style-name="P22"/>
      <text:p text:style-name="P15">TBD<text:span text:style-name="T30"> there will be several versions of this routine. <text:s/>The name should probably be pcjgy or something.</text:span></text:p>
      <text:p text:style-name="P22"/>
      <text:p text:style-name="P56">Section <text:span text:style-name="T26">3</text:span> – <text:span text:style-name="T26">BGrease - Populating the BWA.</text:span></text:p>
      <text:p text:style-name="P10"/>
      <text:p text:style-name="P25"><text:soft-page-break/>The population of the grease table is done by a similar table-driven branch-free program. <text:s/>In this case, the input consists of 7-tuples s0 s1 d0 s2 s3 s4 d1, where the operation performed is</text:p>
      <text:p text:style-name="P25"/>
      <text:p text:style-name="P25">d0=s0+s1</text:p>
      <text:p text:style-name="P25">d1=s2+s3+s4</text:p>
      <text:p text:style-name="P25"/>
      <text:p text:style-name="P26">All seven of the input indices are 8 bits long, so that the entire word is 7 bytes. <text:s/>Termination is determined by s0 being 255. <text:s/>The performance pressure on this routine is only moderate - it is expected that about 50 cycles of this routine, taking about 50 mu-ops each, will populate the brick in about 2,500 mu-ops - only about 3% of the time taken to do the BwaMad.</text:p>
      <text:p text:style-name="P26"/>
      <text:p text:style-name="P9"><text:span text:style-name="T11">void pc</text:span><text:span text:style-name="T14">(x)</text:span><text:span text:style-name="T11">gy</text:span><text:span text:style-name="T12">p</text:span><text:span text:style-name="T11">(uint8_t </text:span><text:span text:style-name="T12">*p</text:span><text:span text:style-name="T11">, uint8_t *b</text:span><text:span text:style-name="T12">v)</text:span><text:span text:style-name="T11"> </text:span><text:span text:style-name="T27">to </text:span><text:span text:style-name="T28">execute the program p on the brick work area bv</text:span><text:span text:style-name="T27">.</text:span></text:p>
      <text:p text:style-name="P61"/>
      <text:p text:style-name="P58">Section <text:span text:style-name="T35">4</text:span> – <text:span text:style-name="T35">"Sorting" the alcoves into Gray code order.</text:span></text:p>
      <text:p text:style-name="P12"/>
      <text:p text:style-name="P36">The algorithm considered in this section takes the list of 32-bit alcoves and makes them into a chain in Gray code order - this will be the sequence in which they will be processed.</text:p>
      <text:p text:style-name="P36"/>
      <text:p text:style-name="P37">The first stage is to construct 2049 chained lists, one of which contains the indexes of those that are entirely zero (which is not actually wanted, but it is faster to make it than not to) and the other 2048 of which are the index of all the alcoves with a given 11-bit prefix.</text:p>
      <text:p text:style-name="P36"/>
      <text:p text:style-name="P39">To start with, for each value of i we must fetch the variable . . .</text:p>
      <text:p text:style-name="P39"/>
      <text:p text:style-name="P48"><text:s text:c="4"/>a=T[i];</text:p>
      <text:p text:style-name="P37"/>
      <text:p text:style-name="P36">One task is to take each alcove and convert it into a number in the range 0-2048 inclusive. <text:s/>The operation performed is<text:span text:style-name="T36"> . . .</text:span></text:p>
      <text:p text:style-name="P40"/>
      <text:p text:style-name="P49"><text:s text:c="4"/>ix=a&gt;&gt;21;</text:p>
      <text:p text:style-name="P49"><text:s text:c="4"/>if(a==0) ix=2048;</text:p>
      <text:p text:style-name="P38"/>
      <text:p text:style-name="P39">After a little experimentation, there seems little reason to try to beat the compiler on this, which co<text:span text:style-name="T36">mpiled -O3, yields . . . .</text:span></text:p>
      <text:p text:style-name="P36"/>
      <text:p text:style-name="P38"><text:s text:c="8"/>movl <text:s text:c="3"/>%edi, %eax <text:s text:c="12"/>1 P0156 may be elim.</text:p>
      <text:p text:style-name="P38"><text:s text:c="8"/>movl <text:s text:c="3"/>$2048, %edx <text:s text:c="10"/>1 P0156</text:p>
      <text:p text:style-name="P38"><text:s text:c="8"/>shrl <text:s text:c="3"/>$21, %eax <text:s text:c="17"/>1 P06</text:p>
      <text:p text:style-name="P38"><text:s text:c="8"/>testl <text:s text:c="2"/>%edi, %edi <text:s text:c="16"/>1 P0156</text:p>
      <text:p text:style-name="P38"><text:s text:c="8"/>cmove <text:s text:c="2"/>%edx, %eax <text:s text:c="10"/>2 <text:s/>2P0156</text:p>
      <text:p text:style-name="P38"/>
      <text:p text:style-name="P39">If lots of these are done, of course %edx can just live with 2048 in it, probably reducing the sequence to four mu-ops - a trick that the compiler will probably find also.</text:p>
      <text:p text:style-name="P39"><text:soft-page-break/></text:p>
      <text:p text:style-name="P41">We now need to chain them. <text:s/>To do this, we use two arrays, both indexed by a 16-bit variable ix, which I will call F (front) and B (back).<text:span text:style-name="T37"> <text:s/>The idea is that the F array contains the chains one longer than there actually are, with F[ix] being the first entry in the ix-list starting at position 2049, and that B[i] contains the last entry in the ix-list. <text:s/>The array B must be initialized so that B[ix]=ix for all ix 0...2048. <text:s/></text:span><text:span text:style-name="T17">TBD</text:span><text:span text:style-name="T20"> we may also want to initialize F[ix]=0 if this helps.</text:span></text:p>
      <text:p text:style-name="P47"/>
      <text:p text:style-name="P47">We then take the ix as computed above and go . . .</text:p>
      <text:p text:style-name="P47"/>
      <text:p text:style-name="P50"><text:span text:style-name="T23"><text:s text:c="4"/>F</text:span>[<text:span text:style-name="T37">B</text:span>[ix]]=i+2049<text:span text:style-name="T37">;</text:span></text:p>
      <text:p text:style-name="P50"><text:span text:style-name="T23"><text:s text:c="4"/>B</text:span><text:span text:style-name="T21">[ix]=i+2049</text:span><text:span text:style-name="T23">;</text:span></text:p>
      <text:p text:style-name="P19"/>
      <text:p text:style-name="P42">We now need to string the chains together. <text:s/>Notice that the 2048 list (containing all the zero items) is ignored entirely, thereby providing the usual sparsity gain.</text:p>
      <text:p text:style-name="P42"/>
      <text:p text:style-name="P43">This is all done in one loop to make the 2049 lists. <text:s/>Once this is done, a separate loop is then done to string all the lists together.</text:p>
      <text:p text:style-name="P42"/>
      <text:p text:style-name="P16">TBD<text:span text:style-name="T30"> This needs to get the initialization and the termination a lot clearer.</text:span></text:p>
      <text:p text:style-name="P42"/>
      <text:p text:style-name="P51"><text:s text:c="4"/>for(ix=0;ix&lt;2047;ix++) <text:s text:c="2"/>{</text:p>
      <text:p text:style-name="P51"><text:s text:c="8"/>y=Gray[ix];</text:p>
      <text:p text:style-name="P51"><text:s text:c="8"/>z=Gray[ix+1]<text:span text:style-name="T38">;</text:span></text:p>
      <text:p text:style-name="P51"><text:s text:c="8"/>if(B[y]&gt;=2049) <text:s/>by=B[y]<text:span text:style-name="T38">;</text:span></text:p>
      <text:p text:style-name="P51"><text:s text:c="8"/>F[by]=F[z]<text:span text:style-name="T38">;</text:span></text:p>
      <text:p text:style-name="P51"><text:s text:c="4"/>}</text:p>
      <text:p text:style-name="P42"/>
      <text:p text:style-name="P16">TBD<text:span text:style-name="T30"> this can probably be cleaned up so that y and z are not both fetched.</text:span></text:p>
      <text:p text:style-name="P35"/>
      <text:p text:style-name="P57">Section <text:span text:style-name="T35">5</text:span> – <text:span text:style-name="T31">Making the Gray vectors.</text:span></text:p>
      <text:p text:style-name="P11"/>
      <text:p text:style-name="P29">Blah Blah to go in here</text:p>
      <text:p text:style-name="P18"/>
      <text:p text:style-name="P57">Section <text:span text:style-name="T35">6</text:span> – <text:span text:style-name="T31">Making the 51-code.</text:span></text:p>
      <text:p text:style-name="P11"/>
      <text:p text:style-name="P29">Blah Blah to go in here too.</text:p>
      <text:p text:style-name="P29"/>
      <text:p text:style-name="P59">Section <text:span text:style-name="T38">7</text:span> – <text:span text:style-name="T38">Doing the transpose at the start of DtoA.</text:span></text:p>
      <text:p text:style-name="P13"/>
      <text:p text:style-name="P30">Blah Blah to go in here too.</text:p>
      <text:p text:style-name="P18"/>
      <text:p text:style-name="P53">Section <text:span text:style-name="T35">7</text:span> – <text:span text:style-name="T31">Generating the Afmt.</text:span></text:p>
      <text:p text:style-name="P5"><text:soft-page-break/></text:p>
      <text:p text:style-name="P31">Each use of a box of Afmt looks set to take around 20,000 clocks (80,000 mu-ops) and as each box is expected to be used on around ten cauldrons (assuming a Strassen base-case of 10,000 dimensions) that sets a target of around 10,000 clocks to generate the Afmt, or about 10 clock cycles per row of C. <text:s/>This is looking ambitious, but not impossible, and one immediately sees two major problems. <text:s/>The first is that the input data is in Dfmt, and one box consists of four bytes taken from 1024 different cache-lines, so that processing the data in a cache-friendly fashion is challenging. <text:s/>The second issue is to avoid unpredictable (data-dependent) branches.</text:p>
      <text:p text:style-name="P31"/>
      <text:p text:style-name="P32">The intention is to write this code in 'c', relying on the compiler to generate sensible code. <text:s/>Nevertheless this document looks at how it can be efficiently implemented in assembler, partly so that the compiler has indeed got a good possible output<text:span text:style-name="T34"> to aim at</text:span>, and partly with a view to writing in assembler should the gain in doing so be deemed worthwhile.</text:p>
      <text:p text:style-name="P32"/>
      <text:p text:style-name="P32">At least in principle, each row<text:span text:style-name="T34">/alcove pair</text:span> of A has a data structure, though exactly how this is stored will need to be considered carefully. <text:s/>The first element of this data structure is the 32-bit value of the alcove of A, and to be cache-friendly we must fetch several such values from each row of A before moving on to the next - ideally processing an entire cache-line of input to generate the sixteen elements before moving on to the next row of Dfmt. <text:s/>Dfmt is not, however, cache-line aligned so this is not really feasible, so we will probably need to process more than sixteen at a time.<text:span text:style-name="T32"> <text:s/>This is essentially a transpose operation. <text:s/>As a result, a box of 32-bit values is reduced from 1024 cache lines (needing 64K in cache) down to its native 64 cache-lines (4K bytes) which should fit comfortably into L1 cache. <text:s/>We can then proceed to process this data one alcove at a time.</text:span></text:p>
      <text:p text:style-name="P17"/>
      <text:p text:style-name="P33">The next job is to work out the sequence in which they are to be dealt with. <text:s/>The main idea here is to sort them such that the top 11 bits of each, XOR'd with the previous, lies in as small a set as possible, but in the general-purpose version being considered here, we are under pressure to perform this "sort" as fast as possible, with the size of difference-set being of relatively secondary importance. <text:s/>I therefore propose a simple radix approach, making 2048 chained lists of entries with the same top 11 bits, and then joining them up in Gray code order. <text:s/>32-bit zero values are removed entirely from these lists to deal with the sparsity requirements - these rows will not be considered further.</text:p>
      <text:p text:style-name="P33"/>
      <text:p text:style-name="P33">The third p<text:span text:style-name="T33">hase, possibly combined with the previous but possibly done later, is to make the list of distinct 11-bit values and assign them to slots in the BWA.</text:span></text:p>
      <text:p text:style-name="P33"/>
      <text:p text:style-name="P17">The first phase of dealing with the generation of Afmt is to separate the vectors into 513 lists - those that are zero in all 32 bits and for which no action is necessary, and the remaining 512 lists according to what the first nine bits of the vector are. <text:s/>There are several details to clarify here. <text:s/>In particular</text:p>
      <text:p text:style-name="P17"/>
      <text:p text:style-name="P17">1. <text:s/>Is the data fetched from the Dfmt matrix directly? <text:s/>Is it byte-aligned? <text:s/>Is it padded so we can <text:soft-page-break/>fetch all four bytes without fear of a seg. fault?<text:span text:style-name="T5"> <text:s/>I think we need a fast-path and at least one slow-path.</text:span> <text:s/>Is it sufficiently cache-friendly to do one alcove at a time?</text:p>
      <text:p text:style-name="P17">2. <text:s/>Which nine bits are used. <text:s/>We can save a shift if we use the last nine, but probably we will want to save that shift in other places later, with greater effect.</text:p>
      <text:p text:style-name="P20">3. <text:s/>We may also want to count the number there are in each list . . . zero needs different treatment, and a list of size one is different in some ways.</text:p>
      <text:p text:style-name="P17"/>
      <text:p text:style-name="P17">Subtracting 1 from the 32-bit value (discarding the result) will set the carry flag if and only if the starting value was zero, and if we then subtract-with-borrow zero from the 9-bit result, that will make the value -1 (a perfectly good index) to chain the zero's into.</text:p>
      <text:p text:style-name="P17"/>
      <text:p text:style-name="P34"><text:s text:c="4"/>if(f-&gt;AfmtMagic==4) <text:s text:c="2"/>// new characteristic 2</text:p>
      <text:p text:style-name="P34"><text:s text:c="4"/>{</text:p>
      <text:p text:style-name="P34">// critical parameter - alcoves per block transposed</text:p>
      <text:p text:style-name="P34">#define BLOCKALCS 16</text:p>
      <text:p text:style-name="P34"/>
      <text:p text:style-name="P34">// Compute alcstride as nor rounded up to nearest odd multiple of 16</text:p>
      <text:p text:style-name="P34"><text:s text:c="8"/>alcstride=nora+(4112-nora)%32;</text:p>
      <text:p text:style-name="P34"/>
      <text:p text:style-name="P34">if(alcstride==88888) printf("foo\n");</text:p>
      <text:p text:style-name="P34"/>
      <text:p text:style-name="P34">// compute number of blocks as alcoves/BLOCKALCS rounded up</text:p>
      <text:p text:style-name="P34"><text:s text:c="8"/>alcoves=(ds-&gt;noc+f-&gt;alcove-1)/f-&gt;alcove;</text:p>
      <text:p text:style-name="P34"><text:s text:c="8"/>nblocks=(alcoves+BLOCKALCS-1)/BLOCKALCS;</text:p>
      <text:p text:style-name="P34"><text:s text:c="8"/>for(i=0;i&lt;nblocks;i++) <text:s text:c="10"/>// for eack block</text:p>
      <text:p text:style-name="P34"><text:s text:c="8"/>{</text:p>
      <text:p text:style-name="P34">// <text:s text:c="3"/>transpose the data</text:p>
      <text:p text:style-name="P34">// <text:s text:c="3"/>if block complete (fast path)</text:p>
      <text:p text:style-name="P34">// <text:s text:c="5"/>for j=0,nor</text:p>
      <text:p text:style-name="P34">// <text:s text:c="7"/>for k=0,BLOCKALCS</text:p>
      <text:p text:style-name="P34">// <text:s text:c="9"/>T[k*alcstride+j]=D[j*stride+k]</text:p>
      <text:p text:style-name="P34">// <text:s text:c="9"/>note D may be fetched twice</text:p>
      <text:p text:style-name="P34">// <text:s text:c="3"/>else do it more carefully (slow path)</text:p>
      <text:p text:style-name="P34">// <text:s text:c="9"/>still fast on uint32 and reasonable on uint8</text:p>
      <text:p text:style-name="P34"/>
      <text:p text:style-name="P34">// group data according to first 11 bits</text:p>
      <text:p text:style-name="P34">// make complete chain accuring to first 11 bits</text:p>
      <text:p text:style-name="P34">// <text:s text:c="2"/>for each alcove</text:p>
      <text:p text:style-name="P34">// <text:s text:c="2"/>need uint16_t front[2049+nor] back[2049]</text:p>
      <text:p text:style-name="P34">// <text:s text:c="2"/>for(i=0,2048) back[i]=i;</text:p>
      <text:p text:style-name="P34">// <text:s text:c="2"/>for i-0,nor</text:p>
      <text:p text:style-name="P34">// <text:s text:c="6"/>ix=0 to 2048 inclusive (first 11 bits + 2048 if zero)</text:p>
      <text:p text:style-name="P34">// <text:s text:c="6"/>front[back[ix]]=i+2049</text:p>
      <text:p text:style-name="P34"><text:soft-page-break/>// <text:s text:c="6"/>back[ix]=i+2049</text:p>
      <text:p text:style-name="P34">// <text:s/>** resuit back[i]&lt;2049 or front=0 (if initialized) empty</text:p>
      <text:p text:style-name="P34">// <text:s/>** otherwise it starts at back and ends at front</text:p>
      <text:p text:style-name="P34">// <text:s/>concatenate lists</text:p>
      <text:p text:style-name="P34">// <text:s/>need to start properly</text:p>
      <text:p text:style-name="P34">// <text:s/>for i=0,2047</text:p>
      <text:p text:style-name="P34">// <text:s text:c="3"/>y=gray[i] <text:s/>z=gray[i+1]</text:p>
      <text:p text:style-name="P34">// <text:s text:c="3"/>if back[y]&gt;=2049 then by=back[y]</text:p>
      <text:p text:style-name="P34">// <text:s text:c="3"/>front[by]=front[z]</text:p>
      <text:p text:style-name="P34">// <text:s/>do the rest of the work!</text:p>
      <text:p text:style-name="P34">// <text:s/>afmtix=0</text:p>
      <text:p text:style-name="P34">// <text:s/>copy lup table from FIELD</text:p>
      <text:p text:style-name="P34">// <text:s/>compute gray code differences</text:p>
      <text:p text:style-name="P34">// <text:s/>while front[t] != end whatever that means</text:p>
      <text:p text:style-name="P34">// <text:s text:c="3"/>tnew=front[t]</text:p>
      <text:p text:style-name="P34">// <text:s text:c="3"/>diff=T[t]+T[tnew] &gt;&gt;21</text:p>
      <text:p text:style-name="P34">// <text:s text:c="3"/>gslot=lup[diff]</text:p>
      <text:p text:style-name="P34">// <text:s text:c="3"/>if(gslot==255) do lots of stuff</text:p>
      <text:p text:style-name="P34">// <text:s text:c="3"/>work out 51 codes for the rest</text:p>
      <text:p text:style-name="P34">// <text:s text:c="3"/>Afmt[afmtix++]=tnew,gslot,a1,a2,a3,a4</text:p>
      <text:p text:style-name="P34">// <text:s text:c="3"/>told=t <text:s/>t=tnew</text:p>
      <text:p text:style-name="P34">// <text:s text:c="3"/>need to hold some accumulator stuff too</text:p>
      <text:p text:style-name="P34"><text:s text:c="8"/>}</text:p>
      <text:p text:style-name="P34"><text:s text:c="8"/>return;</text:p>
      <text:p text:style-name="P54"><text:span text:style-name="T26">Appendix 1</text:span> – <text:span text:style-name="T7">Backtrack-based methods.</text:span></text:p>
      <text:p text:style-name="P6"/>
      <text:p text:style-name="P24">It looks likely that an alcove greater than 32 can be managed with a greater reliance on backtrack methods<text:span text:style-name="T3">.</text:span> <text:s/>Let's start with the Shannon bound. <text:s/>Our population of the BWA has 32x128 bits, which is 4x1024. <text:s/>We can now add in five at a time - about 28 bits <text:span text:style-name="T9">and a further 8 bits from the sequence in which we proceed through C and another three bits by selecting which two go into the accumulator give a Shannon bound of 43 bits.</text:span></text:p>
      <text:p text:style-name="P60"/>
      <text:p text:style-name="P24"><text:span text:style-name="T9">Our current proposal does 32. <text:s/>Can we do more with a little backtrack?</text:span><text:span text:style-name="T10"> <text:s/>Let's leave the Gray code stuff for a minute and consider the rest - suppose we want to do one more bit - 22 bits using 100 registers with four adds, one or two into the accumulator. <text:s text:c="2"/>100chose4 is very nearly 2</text:span><text:span text:style-name="T8">22</text:span><text:span text:style-name="T10"> (3921225) so a 4,000,000 look-up table could make a list. <text:s/>Each success would add an average of 6 cases to the beam, so would be pretty easy.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8-04-12T11:21:42.375831068</dc:date>
    <meta:editing-duration>P4DT9H20M14S</meta:editing-duration>
    <meta:editing-cycles>437</meta:editing-cycles>
    <meta:generator>LibreOffice/5.1.6.2$Linux_X86_64 LibreOffice_project/10m0$Build-2</meta:generator>
    <meta:printed-by>User </meta:printed-by>
    <meta:print-date>2012-07-06T16:23:45</meta:print-date>
    <meta:document-statistic meta:table-count="0" meta:image-count="0" meta:object-count="0" meta:page-count="7" meta:paragraph-count="129" meta:word-count="2518" meta:character-count="14329" meta:non-whitespace-character-count="11490"/>
  </office:meta>
</office:document-meta>
</file>